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Open Sans" svg:font-family="'Open Sans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server program for udp connection </text:p>
      <text:p text:style-name="Standard">#include &lt;stdio.h&gt; </text:p>
      <text:p text:style-name="Standard">#include &lt;strings.h&gt; </text:p>
      <text:p text:style-name="Standard">#include &lt;sys/types.h&gt; </text:p>
      <text:p text:style-name="Standard">#include &lt;arpa/inet.h&gt; </text:p>
      <text:p text:style-name="Standard">#include &lt;sys/socket.h&gt; </text:p>
      <text:p text:style-name="Standard">#include&lt;netinet/in.h&gt; </text:p>
      <text:p text:style-name="Standard">#define PORT 5000 </text:p>
      <text:p text:style-name="Standard">#define MAXLINE 1000 </text:p>
      <text:p text:style-name="Standard"><text:s text:c="2"/></text:p>
      <text:p text:style-name="Standard">// Driver code </text:p>
      <text:p text:style-name="Standard">int main() </text:p>
      <text:p text:style-name="Standard">{ <text:s text:c="3"/></text:p>
      <text:p text:style-name="Standard"><text:s text:c="4"/>char buffer[100]; </text:p>
      <text:p text:style-name="Standard"><text:s text:c="4"/>char *message = "Hello Client"; </text:p>
      <text:p text:style-name="Standard"><text:s text:c="4"/>int listenfd, len; </text:p>
      <text:p text:style-name="Standard"><text:s text:c="4"/>struct sockaddr_in servaddr, cliaddr; </text:p>
      <text:p text:style-name="Standard"><text:s text:c="4"/>bzero(&amp;servaddr, sizeof(servaddr)); </text:p>
      <text:p text:style-name="Standard"><text:s text:c="2"/></text:p>
      <text:p text:style-name="Standard"><text:s text:c="4"/>// Create a UDP Socket </text:p>
      <text:p text:style-name="Standard"><text:s text:c="4"/>listenfd = socket(AF_INET, SOCK_DGRAM, 0); <text:s text:c="8"/></text:p>
      <text:p text:style-name="Standard"><text:s text:c="4"/>servaddr.sin_addr.s_addr = htonl(INADDR_ANY); </text:p>
      <text:p text:style-name="Standard"><text:s text:c="4"/>servaddr.sin_port = htons(PORT); </text:p>
      <text:p text:style-name="Standard"><text:s text:c="4"/>servaddr.sin_family = AF_INET; <text:s/></text:p>
      <text:p text:style-name="Standard"><text:s text:c="3"/></text:p>
      <text:p text:style-name="Standard"><text:s text:c="4"/>// bind server address to socket descriptor </text:p>
      <text:p text:style-name="Standard"><text:s text:c="4"/>bind(listenfd, (struct sockaddr*)&amp;servaddr, sizeof(servaddr)); </text:p>
      <text:p text:style-name="Standard"><text:s text:c="7"/></text:p>
      <text:p text:style-name="Standard"><text:s text:c="4"/>//receive the datagram </text:p>
      <text:p text:style-name="Standard"><text:s text:c="4"/>len = sizeof(cliaddr); </text:p>
      <text:p text:style-name="Standard"><text:s text:c="4"/>int n = recvfrom(listenfd, buffer, sizeof(buffer), </text:p>
      <text:p text:style-name="Standard"><text:s text:c="12"/>0, (struct sockaddr*)&amp;cliaddr,&amp;len); //receive message from server </text:p>
      <text:p text:style-name="Standard"><text:s text:c="4"/>buffer[n] = '\0'; </text:p>
      <text:p text:style-name="Standard"><text:s text:c="4"/>puts(buffer); </text:p>
      <text:p text:style-name="Standard"><text:s text:c="11"/></text:p>
      <text:p text:style-name="Standard"><text:s text:c="4"/>// send the response </text:p>
      <text:p text:style-name="Standard"><text:s text:c="4"/>sendto(listenfd, message, MAXLINE, 0, </text:p>
      <text:p text:style-name="Standard"><text:s text:c="10"/>(struct sockaddr*)&amp;cliaddr, sizeof(cliaddr)); </text:p>
      <text:p text:style-name="Standard">} </text:p>
      <text:p text:style-name="Standard"/>
      <text:p text:style-name="Standard"/>
      <text:p text:style-name="Standard">// udp client driver program </text:p>
      <text:p text:style-name="Standard">#include &lt;stdio.h&gt; </text:p>
      <text:p text:style-name="Standard">#include &lt;strings.h&gt; </text:p>
      <text:p text:style-name="Standard">#include &lt;sys/types.h&gt; </text:p>
      <text:p text:style-name="Standard">#include &lt;arpa/inet.h&gt; </text:p>
      <text:p text:style-name="Standard">#include &lt;sys/socket.h&gt; </text:p>
      <text:p text:style-name="Standard">#include&lt;netinet/in.h&gt; </text:p>
      <text:p text:style-name="Standard">#include&lt;unistd.h&gt; </text:p>
      <text:p text:style-name="Standard">#include&lt;stdlib.h&gt; </text:p>
      <text:p text:style-name="Standard"><text:s text:c="2"/></text:p>
      <text:p text:style-name="Standard">#define PORT 5000 </text:p>
      <text:p text:style-name="Standard"><text:soft-page-break/>#define MAXLINE 1000 </text:p>
      <text:p text:style-name="Standard"><text:s text:c="2"/></text:p>
      <text:p text:style-name="Standard">// Driver code </text:p>
      <text:p text:style-name="Standard">int main() </text:p>
      <text:p text:style-name="Standard">{ <text:s text:c="3"/></text:p>
      <text:p text:style-name="Standard"><text:s text:c="4"/>char buffer[100]; </text:p>
      <text:p text:style-name="Standard"><text:s text:c="4"/>char *message = "Hello Server"; </text:p>
      <text:p text:style-name="Standard"><text:s text:c="4"/>int sockfd, n; </text:p>
      <text:p text:style-name="Standard"><text:s text:c="4"/>struct sockaddr_in servaddr; </text:p>
      <text:p text:style-name="Standard"><text:s text:c="6"/></text:p>
      <text:p text:style-name="Standard"><text:s text:c="4"/>// clear servaddr </text:p>
      <text:p text:style-name="Standard"><text:s text:c="4"/>bzero(&amp;servaddr, sizeof(servaddr)); </text:p>
      <text:p text:style-name="Standard"><text:s text:c="4"/>servaddr.sin_addr.s_addr = inet_addr("127.0.0.1"); </text:p>
      <text:p text:style-name="Standard"><text:s text:c="4"/>servaddr.sin_port = htons(PORT); </text:p>
      <text:p text:style-name="Standard"><text:s text:c="4"/>servaddr.sin_family = AF_INET; </text:p>
      <text:p text:style-name="Standard"><text:s text:c="6"/></text:p>
      <text:p text:style-name="Standard"><text:s text:c="4"/>// create datagram socket </text:p>
      <text:p text:style-name="Standard"><text:s text:c="4"/>sockfd = socket(AF_INET, SOCK_DGRAM, 0); </text:p>
      <text:p text:style-name="Standard"><text:s text:c="6"/></text:p>
      <text:p text:style-name="Standard"><text:s text:c="4"/>// connect to server </text:p>
      <text:p text:style-name="Standard"><text:s text:c="4"/>if(connect(sockfd, (struct sockaddr *)&amp;servaddr, sizeof(servaddr)) &lt; 0) </text:p>
      <text:p text:style-name="Standard"><text:s text:c="4"/>{ </text:p>
      <text:p text:style-name="Standard"><text:s text:c="8"/>printf("\n Error : Connect Failed \n"); </text:p>
      <text:p text:style-name="Standard"><text:s text:c="8"/>exit(0); </text:p>
      <text:p text:style-name="Standard"><text:s text:c="4"/>} </text:p>
      <text:p text:style-name="Standard"><text:s text:c="2"/></text:p>
      <text:p text:style-name="Standard"><text:s text:c="4"/>// request to send datagram </text:p>
      <text:p text:style-name="Standard"><text:s text:c="4"/>// no need to specify server address in sendto </text:p>
      <text:p text:style-name="Standard"><text:s text:c="4"/>// connect stores the peers IP and port </text:p>
      <text:p text:style-name="Standard"><text:s text:c="4"/>sendto(sockfd, message, MAXLINE, 0, (struct sockaddr*)NULL, sizeof(servaddr)); </text:p>
      <text:p text:style-name="Standard"><text:s text:c="6"/></text:p>
      <text:p text:style-name="Standard"><text:s text:c="4"/>// waiting for response </text:p>
      <text:p text:style-name="Standard"><text:s text:c="4"/>recvfrom(sockfd, buffer, sizeof(buffer), 0, (struct sockaddr*)NULL, NULL); </text:p>
      <text:p text:style-name="Standard"><text:s text:c="4"/>puts(buffer); </text:p>
      <text:p text:style-name="Standard"><text:s text:c="2"/></text:p>
      <text:p text:style-name="Standard"><text:s text:c="4"/>// close the descriptor </text:p>
      <text:p text:style-name="Standard"><text:s text:c="4"/>close(sockfd); </text:p>
      <text:p text:style-name="Standard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Open Sans" svg:font-family="'Open Sans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09:40:35.346000000</meta:creation-date>
    <dc:date>2020-08-10T12:41:39.816000000</dc:date>
    <meta:editing-duration>PT3H1M5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88" meta:word-count="243" meta:character-count="2339" meta:non-whitespace-character-count="1814"/>
  </office:meta>
</office:document-meta>
</file>